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4" officeooo:paragraph-rsid="000ac9e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c9e4" officeooo:paragraph-rsid="000ac9e4" style:font-weight-asian="bold" style:font-weight-complex="bold"/>
    </style:style>
    <style:style style:name="P3" style:family="paragraph" style:parent-style-name="Standard">
      <style:text-properties style:font-name="Courier" fo:font-size="8pt" officeooo:rsid="000ac9e4" officeooo:paragraph-rsid="000ac9e4" style:font-size-asian="8pt" style:font-size-complex="8pt"/>
    </style:style>
    <style:style style:name="P4" style:family="paragraph" style:parent-style-name="Standard">
      <style:text-properties style:font-name="Courier" fo:font-size="8pt" officeooo:rsid="000ac9e4" officeooo:paragraph-rsid="000f0437" style:font-size-asian="8pt" style:font-size-complex="8pt"/>
    </style:style>
    <style:style style:name="P5" style:family="paragraph" style:parent-style-name="Standard">
      <style:text-properties style:font-name="Courier" fo:font-size="8pt" officeooo:rsid="000ac9e4" officeooo:paragraph-rsid="00192e66" style:font-size-asian="8pt" style:font-size-complex="8pt"/>
    </style:style>
    <style:style style:name="P6" style:family="paragraph" style:parent-style-name="Standard">
      <style:text-properties style:font-name="Courier" fo:font-size="8pt" officeooo:rsid="000d5844" officeooo:paragraph-rsid="000d5844" style:font-size-asian="8pt" style:font-size-complex="8pt"/>
    </style:style>
    <style:style style:name="P7" style:family="paragraph" style:parent-style-name="Standard">
      <style:text-properties style:font-name="Courier" fo:font-size="8pt" officeooo:rsid="000f0437" officeooo:paragraph-rsid="000f0437" style:font-size-asian="8pt" style:font-size-complex="8pt"/>
    </style:style>
    <style:style style:name="P8" style:family="paragraph" style:parent-style-name="Standard">
      <style:text-properties style:font-name="Courier" fo:font-size="8pt" officeooo:rsid="000f0437" officeooo:paragraph-rsid="0017506f" style:font-size-asian="8pt" style:font-size-complex="8pt"/>
    </style:style>
    <style:style style:name="P9" style:family="paragraph" style:parent-style-name="Standard">
      <style:text-properties style:font-name="Courier" fo:font-size="8pt" officeooo:rsid="000ac9e4" officeooo:paragraph-rsid="000ac9e4" fo:background-color="#ffff00" style:font-size-asian="8pt" style:font-size-complex="8pt"/>
    </style:style>
    <style:style style:name="P10" style:family="paragraph" style:parent-style-name="Standard">
      <style:text-properties style:font-name="Courier" fo:font-size="8pt" officeooo:rsid="000ac9e4" officeooo:paragraph-rsid="000d5844" fo:background-color="#ffff00" style:font-size-asian="8pt" style:font-size-complex="8pt"/>
    </style:style>
    <style:style style:name="P11" style:family="paragraph" style:parent-style-name="Standard">
      <style:text-properties style:font-name="Courier" fo:font-size="8pt" officeooo:rsid="0010c242" officeooo:paragraph-rsid="0011123e" fo:background-color="transparent" style:font-size-asian="8pt" style:font-size-complex="8pt"/>
    </style:style>
    <style:style style:name="P12" style:family="paragraph" style:parent-style-name="Standard">
      <style:text-properties style:font-name="Courier" fo:font-size="8pt" officeooo:rsid="0010c242" officeooo:paragraph-rsid="0012df23" fo:background-color="transparent" style:font-size-asian="8pt" style:font-size-complex="8pt"/>
    </style:style>
    <style:style style:name="P13" style:family="paragraph" style:parent-style-name="Standard">
      <style:text-properties style:font-name="Courier" fo:font-size="8pt" officeooo:rsid="0010c242" officeooo:paragraph-rsid="00192e66" fo:background-color="transparent" style:font-size-asian="8pt" style:font-size-complex="8pt"/>
    </style:style>
    <style:style style:name="P14" style:family="paragraph" style:parent-style-name="Standard">
      <style:text-properties style:font-name="Courier" fo:font-size="8pt" officeooo:rsid="0010c242" officeooo:paragraph-rsid="001ad5a2" fo:background-color="transparent" style:font-size-asian="8pt" style:font-size-complex="8pt"/>
    </style:style>
    <style:style style:name="P15" style:family="paragraph" style:parent-style-name="Standard">
      <style:text-properties style:font-name="Courier" fo:font-size="8pt" officeooo:rsid="0010c242" officeooo:paragraph-rsid="001c1838" fo:background-color="transparent" style:font-size-asian="8pt" style:font-size-complex="8pt"/>
    </style:style>
    <style:style style:name="P16" style:family="paragraph" style:parent-style-name="Standard">
      <style:text-properties style:font-name="Courier" fo:font-size="8pt" officeooo:rsid="0010c242" officeooo:paragraph-rsid="0028d39c" fo:background-color="transparent" style:font-size-asian="8pt" style:font-size-complex="8pt"/>
    </style:style>
    <style:style style:name="P17" style:family="paragraph" style:parent-style-name="Standard">
      <style:text-properties style:font-name="Courier" fo:font-size="8pt" officeooo:rsid="0013b148" officeooo:paragraph-rsid="0013b148" fo:background-color="transparent" style:font-size-asian="8pt" style:font-size-complex="8pt"/>
    </style:style>
    <style:style style:name="P18" style:family="paragraph" style:parent-style-name="Standard">
      <style:text-properties style:font-name="Courier" fo:font-size="8pt" officeooo:rsid="0013b148" officeooo:paragraph-rsid="00152a88" fo:background-color="transparent" style:font-size-asian="8pt" style:font-size-complex="8pt"/>
    </style:style>
    <style:style style:name="P19" style:family="paragraph" style:parent-style-name="Standard">
      <style:text-properties style:font-name="Courier" fo:font-size="8pt" officeooo:rsid="0013b148" officeooo:paragraph-rsid="0018617f" fo:background-color="transparent" style:font-size-asian="8pt" style:font-size-complex="8pt"/>
    </style:style>
    <style:style style:name="P20" style:family="paragraph" style:parent-style-name="Standard">
      <style:text-properties style:font-name="Courier" fo:font-size="8pt" officeooo:rsid="0013b148" officeooo:paragraph-rsid="001ad5a2" fo:background-color="transparent" style:font-size-asian="8pt" style:font-size-complex="8pt"/>
    </style:style>
    <style:style style:name="P21" style:family="paragraph" style:parent-style-name="Standard">
      <style:text-properties style:font-name="Courier" fo:font-size="8pt" officeooo:rsid="0013b148" officeooo:paragraph-rsid="002081f7" fo:background-color="transparent" style:font-size-asian="8pt" style:font-size-complex="8pt"/>
    </style:style>
    <style:style style:name="P22" style:family="paragraph" style:parent-style-name="Standard">
      <style:text-properties style:font-name="Courier" fo:font-size="8pt" officeooo:rsid="0013b148" officeooo:paragraph-rsid="00220f76" fo:background-color="transparent" style:font-size-asian="8pt" style:font-size-complex="8pt"/>
    </style:style>
    <style:style style:name="P23" style:family="paragraph" style:parent-style-name="Standard">
      <style:text-properties style:font-name="Courier" fo:font-size="8pt" officeooo:rsid="0013b148" officeooo:paragraph-rsid="0023ec86" fo:background-color="transparent" style:font-size-asian="8pt" style:font-size-complex="8pt"/>
    </style:style>
    <style:style style:name="P24" style:family="paragraph" style:parent-style-name="Standard">
      <style:text-properties style:font-name="Courier" fo:font-size="8pt" officeooo:rsid="0013b148" officeooo:paragraph-rsid="00325270" fo:background-color="transparent" style:font-size-asian="8pt" style:font-size-complex="8pt"/>
    </style:style>
    <style:style style:name="P25" style:family="paragraph" style:parent-style-name="Standard">
      <style:text-properties style:font-name="Courier" fo:font-size="8pt" officeooo:rsid="0013b148" officeooo:paragraph-rsid="00348b9a" fo:background-color="transparent" style:font-size-asian="8pt" style:font-size-complex="8pt"/>
    </style:style>
    <style:style style:name="P26" style:family="paragraph" style:parent-style-name="Standard">
      <style:text-properties style:font-name="Courier" fo:font-size="8pt" officeooo:rsid="0013b148" officeooo:paragraph-rsid="003505f2" fo:background-color="transparent" style:font-size-asian="8pt" style:font-size-complex="8pt"/>
    </style:style>
    <style:style style:name="P27" style:family="paragraph" style:parent-style-name="Standard">
      <style:text-properties style:font-name="Courier" fo:font-size="8pt" officeooo:rsid="001ad5a2" officeooo:paragraph-rsid="001ad5a2" fo:background-color="transparent" style:font-size-asian="8pt" style:font-size-complex="8pt"/>
    </style:style>
    <style:style style:name="P28" style:family="paragraph" style:parent-style-name="Standard">
      <style:text-properties style:font-name="Courier" fo:font-size="8pt" officeooo:rsid="0039f4f1" officeooo:paragraph-rsid="0039f4f1" fo:background-color="transparent" style:font-size-asian="8pt" style:font-size-complex="8pt"/>
    </style:style>
    <style:style style:name="P29" style:family="paragraph" style:parent-style-name="Standard">
      <style:text-properties style:font-name="Courier" fo:font-size="8pt" officeooo:rsid="0039f4f1" officeooo:paragraph-rsid="003a65f0" fo:background-color="transparent" style:font-size-asian="8pt" style:font-size-complex="8pt"/>
    </style:style>
    <style:style style:name="P30" style:family="paragraph" style:parent-style-name="Standard">
      <style:text-properties style:font-name="Courier" fo:font-size="8pt" officeooo:rsid="000d5844" officeooo:paragraph-rsid="0039f4f1" fo:background-color="transparent" style:font-size-asian="8pt" style:font-size-complex="8pt"/>
    </style:style>
    <style:style style:name="P31" style:family="paragraph" style:parent-style-name="Standard">
      <style:text-properties style:font-name="Courier" fo:font-size="8pt" fo:font-weight="bold" officeooo:rsid="001ad5a2" officeooo:paragraph-rsid="001ad5a2" fo:background-color="transparent" style:font-size-asian="8pt" style:font-weight-asian="bold" style:font-size-complex="8pt" style:font-weight-complex="bold"/>
    </style:style>
    <style:style style:name="P32" style:family="paragraph" style:parent-style-name="Standard">
      <style:text-properties fo:color="#ff3333" style:font-name="Courier" fo:font-size="8pt" officeooo:rsid="000ac9e4" officeooo:paragraph-rsid="001ad5a2" fo:background-color="transparent" style:font-size-asian="8pt" style:font-size-complex="8pt"/>
    </style:style>
    <style:style style:name="P3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Courier" fo:font-size="8pt" officeooo:rsid="0017506f" officeooo:paragraph-rsid="000f0437" style:font-size-asian="8pt" style:font-size-complex="8pt"/>
    </style:style>
    <style:style style:name="P3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Courier" fo:font-size="8pt" officeooo:rsid="001ad5a2" officeooo:paragraph-rsid="0018617f" fo:background-color="transparent" style:font-size-asian="8pt" style:font-size-complex="8pt"/>
    </style:style>
    <style:style style:name="T1" style:family="text">
      <style:text-properties officeooo:rsid="000ac9e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0437" fo:background-color="#ffff00" loext:char-shading-value="0"/>
    </style:style>
    <style:style style:name="T4" style:family="text">
      <style:text-properties fo:background-color="#99ffff" loext:char-shading-value="0"/>
    </style:style>
    <style:style style:name="T5" style:family="text">
      <style:text-properties officeooo:rsid="000d5844" fo:background-color="#99ffff" loext:char-shading-value="0"/>
    </style:style>
    <style:style style:name="T6" style:family="text">
      <style:text-properties officeooo:rsid="0012df23" fo:background-color="#99ffff" loext:char-shading-value="0"/>
    </style:style>
    <style:style style:name="T7" style:family="text">
      <style:text-properties officeooo:rsid="000f0437"/>
    </style:style>
    <style:style style:name="T8" style:family="text">
      <style:text-properties officeooo:rsid="0011123e"/>
    </style:style>
    <style:style style:name="T9" style:family="text">
      <style:text-properties officeooo:rsid="000d5844"/>
    </style:style>
    <style:style style:name="T10" style:family="text">
      <style:text-properties officeooo:rsid="000ac9e4" fo:background-color="#66ffff" loext:char-shading-value="0"/>
    </style:style>
    <style:style style:name="T11" style:family="text">
      <style:text-properties officeooo:rsid="000f0437" fo:background-color="#66ffff" loext:char-shading-value="0"/>
    </style:style>
    <style:style style:name="T12" style:family="text">
      <style:text-properties officeooo:rsid="0012df23"/>
    </style:style>
    <style:style style:name="T13" style:family="text">
      <style:text-properties fo:background-color="#33ff99" loext:char-shading-value="0"/>
    </style:style>
    <style:style style:name="T14" style:family="text">
      <style:text-properties officeooo:rsid="0011123e" fo:background-color="#33ff99" loext:char-shading-value="0"/>
    </style:style>
    <style:style style:name="T15" style:family="text">
      <style:text-properties officeooo:rsid="00274883" fo:background-color="#33ff99" loext:char-shading-value="0"/>
    </style:style>
    <style:style style:name="T16" style:family="text">
      <style:text-properties officeooo:rsid="00152a88"/>
    </style:style>
    <style:style style:name="T17" style:family="text">
      <style:text-properties officeooo:rsid="0015afa5"/>
    </style:style>
    <style:style style:name="T18" style:family="text">
      <style:text-properties officeooo:rsid="0018617f"/>
    </style:style>
    <style:style style:name="T19" style:family="text">
      <style:text-properties fo:background-color="#ff99ff" loext:char-shading-value="0"/>
    </style:style>
    <style:style style:name="T20" style:family="text">
      <style:text-properties officeooo:rsid="00152a88" fo:background-color="#ff99ff" loext:char-shading-value="0"/>
    </style:style>
    <style:style style:name="T21" style:family="text">
      <style:text-properties officeooo:rsid="0015afa5" fo:background-color="#ff99ff" loext:char-shading-value="0"/>
    </style:style>
    <style:style style:name="T22" style:family="text">
      <style:text-properties officeooo:rsid="0020a2a7" fo:background-color="#ff99ff" loext:char-shading-value="0"/>
    </style:style>
    <style:style style:name="T23" style:family="text">
      <style:text-properties officeooo:rsid="0023ec86" fo:background-color="#ff99ff" loext:char-shading-value="0"/>
    </style:style>
    <style:style style:name="T24" style:family="text">
      <style:text-properties officeooo:rsid="0033217c" fo:background-color="#ff99ff" loext:char-shading-value="0"/>
    </style:style>
    <style:style style:name="T25" style:family="text">
      <style:text-properties officeooo:rsid="00348b9a" fo:background-color="#ff99ff" loext:char-shading-value="0"/>
    </style:style>
    <style:style style:name="T26" style:family="text">
      <style:text-properties officeooo:rsid="003505f2" fo:background-color="#ff99ff" loext:char-shading-value="0"/>
    </style:style>
    <style:style style:name="T27" style:family="text">
      <style:text-properties officeooo:rsid="00356bb4" fo:background-color="#ff99ff" loext:char-shading-value="0"/>
    </style:style>
    <style:style style:name="T28" style:family="text">
      <style:text-properties officeooo:rsid="00192e66"/>
    </style:style>
    <style:style style:name="T29" style:family="text">
      <style:text-properties fo:color="#ff3333" fo:font-weight="bold" officeooo:rsid="0018617f" style:font-weight-asian="bold" style:font-weight-complex="bold"/>
    </style:style>
    <style:style style:name="T30" style:family="text">
      <style:text-properties fo:color="#ff3333" fo:font-weight="bold" officeooo:rsid="0018617f" fo:background-color="#ffff00" loext:char-shading-value="0" style:font-weight-asian="bold" style:font-weight-complex="bold"/>
    </style:style>
    <style:style style:name="T31" style:family="text">
      <style:text-properties fo:color="#ff3333" fo:font-weight="bold" officeooo:rsid="003c138d" fo:background-color="#ffff00" loext:char-shading-value="0" style:font-weight-asian="bold" style:font-weight-complex="bold"/>
    </style:style>
    <style:style style:name="T32" style:family="text">
      <style:text-properties officeooo:rsid="002d97cb"/>
    </style:style>
    <style:style style:name="T33" style:family="text">
      <style:text-properties officeooo:rsid="0039f4f1"/>
    </style:style>
    <style:style style:name="T34" style:family="text">
      <style:text-properties officeooo:rsid="003a6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09.6 million walkers</text:p>
      <text:p text:style-name="P1"/>
      <text:p text:style-name="P3">system read</text:p>
      <text:p text:style-name="P3">electrons 54</text:p>
      <text:p text:style-name="P3">spin-restrict 0</text:p>
      <text:p text:style-name="P3">nonuniformrandexcits 4ind-weighted-part-exact</text:p>
      <text:p text:style-name="P3">nobrillouintheorem</text:p>
      <text:p text:style-name="P3">(hphf 1</text:p>
      <text:p text:style-name="P3">molpromimic</text:p>
      <text:p text:style-name="P3">endsys</text:p>
      <text:p text:style-name="P3"/>
      <text:p text:style-name="P3">calc</text:p>
      <text:p text:style-name="P3">time 2715</text:p>
      <text:p text:style-name="P3">methods</text:p>
      <text:p text:style-name="P3">method vertex fcimc</text:p>
      <text:p text:style-name="P3">endmethods</text:p>
      <text:p text:style-name="P3">(nmcyc 100000)</text:p>
      <text:p text:style-name="P3">diagshift 0.0</text:p>
      <text:p text:style-name="P3">shiftdamp 0.1</text:p>
      <text:p text:style-name="P3"><text:s/>totalwalkers <text:s/>4096e5</text:p>
      <text:p text:style-name="P3"><text:s/>STARTSINGLEPART 10000</text:p>
      <text:p text:style-name="P3">(startcas 6,6</text:p>
      <text:p text:style-name="P3">(walkcontgrow</text:p>
      <text:p text:style-name="P3"><text:s/>readpops</text:p>
      <text:p text:style-name="P3">proje-changeref 1.2</text:p>
      <text:p text:style-name="P3"><text:s/>trial-wavefunction</text:p>
      <text:p text:style-name="P3">(pops-trial <text:s/>1000</text:p>
      <text:p text:style-name="P3"><text:s text:c="3"/>read-trial</text:p>
      <text:p text:style-name="P3"><text:s/>semi-stochastic</text:p>
      <text:p text:style-name="P3">( <text:s/>pops-core <text:s/>100000</text:p>
      <text:p text:style-name="P3"><text:s text:c="2"/>read-core</text:p>
      <text:p text:style-name="P3">tau 0.001 search</text:p>
      <text:p text:style-name="P3">(max-tau 0.000005</text:p>
      <text:p text:style-name="P3">truncinitiator</text:p>
      <text:p text:style-name="P3">addtoinitiator 3</text:p>
      <text:p text:style-name="P3">(shiftequilsteps 2000</text:p>
      <text:p text:style-name="P3">maxwalkerbloom 1</text:p>
      <text:p text:style-name="P3">allrealcoeff</text:p>
      <text:p text:style-name="P3">realspawncutoff 0.3</text:p>
      <text:p text:style-name="P3">memoryfacpart <text:s/>2.5</text:p>
      <text:p text:style-name="P3">memoryfacspawn <text:s/>2.5</text:p>
      <text:p text:style-name="P3">stepsshift 10</text:p>
      <text:p text:style-name="P3">jump-shift</text:p>
      <text:p text:style-name="P3">(definedet 1 2 3 4 <text:s/>6 14</text:p>
      <text:p text:style-name="P3">en2-initiator</text:p>
      <text:p text:style-name="P3">endcalc</text:p>
      <text:p text:style-name="P3"/>
      <text:p text:style-name="P3">integral</text:p>
      <text:p text:style-name="P3">(partiallyfreezevirt <text:s/>197,0</text:p>
      <text:p text:style-name="P3">endint</text:p>
      <text:p text:style-name="P3"/>
      <text:p text:style-name="P3">logging</text:p>
      <text:p text:style-name="P3">(write-core</text:p>
      <text:p text:style-name="P3">(write-trial</text:p>
      <text:p text:style-name="P3">binarypops</text:p>
      <text:p text:style-name="P3">(compare-trial-and-fciqmc-amps</text:p>
      <text:p text:style-name="P3">hist-excit-tofrom</text:p>
      <text:p text:style-name="P3">(popsfiletimer 20</text:p>
      <text:p text:style-name="P3">highlypopwrite 1000</text:p>
      <text:p text:style-name="P3">printorboccs 1000</text:p>
      <text:p text:style-name="P3">writeinitiators</text:p>
      <text:p text:style-name="P3">calcrdmonfly 3 0000 1</text:p>
      <text:p text:style-name="P3">(rdm-main-size-fac 0.01</text:p>
      <text:p text:style-name="P3">(rdm-spawn-size-fac 0.01</text:p>
      <text:p text:style-name="P3">(rdm-recv-size-fac 0.01</text:p>
      <text:p text:style-name="P3">(hdf5-pops-write</text:p>
      <text:p text:style-name="P3">(hdf5-pops-read</text:p>
      <text:p text:style-name="P3">(write-spin-free-rdm</text:p>
      <text:p text:style-name="P3">(diagflyonerdm</text:p>
      <text:p text:style-name="P3">PRINTRODUMP</text:p>
      <text:p text:style-name="P3">(printonerdm</text:p>
      <text:p text:style-name="P3">endlog</text:p>
      <text:p text:style-name="P3">end</text:p>
      <text:p text:style-name="P3"/>
      <text:p text:style-name="P3"><text:s/></text:p>
      <text:p text:style-name="P3"><text:soft-page-break/><text:s/>Procedure <text:s text:c="19"/>Calls <text:s text:c="6"/>CPU <text:s text:c="3"/>system <text:s text:c="4"/>total</text:p>
      <text:p text:style-name="P3"><text:s/>- - - - - - - - - - - - - - - - - - - - - - - - - - - - - - - -</text:p>
      <text:p text:style-name="P3"><text:s/>WalkerTime <text:s text:c="19"/><text:span text:style-name="T4">5640</text:span> 137644.67 <text:s text:c="5"/>0.00 137644.67</text:p>
      <text:p text:style-name="P3"><text:s/>SyncTime <text:s text:c="20"/>11848 <text:s text:c="2"/>9774.53 <text:s text:c="5"/>0.00 <text:s text:c="2"/>9774.53</text:p>
      <text:p text:style-name="P3"><text:s/>AnnMainTime <text:s text:c="18"/>5640 <text:s text:c="2"/>6414.12 <text:s text:c="5"/>0.00 <text:s text:c="2"/>6414.12</text:p>
      <text:p text:style-name="P3"><text:s/>NECICUBE <text:s text:c="24"/>1 <text:s text:c="2"/>5323.56 <text:s text:c="5"/>0.00 <text:s text:c="2"/>5323.56</text:p>
      <text:p text:style-name="P3"><text:s/>POPS-write <text:s text:c="22"/>1 <text:s text:c="2"/>2307.38 <text:s text:c="5"/>0.00 <text:s text:c="2"/>2307.38</text:p>
      <text:p text:style-name="P3"><text:s/>CommsTime <text:s text:c="20"/>5640 <text:s text:c="2"/>1052.03 <text:s text:c="5"/>0.00 <text:s text:c="2"/>1052.03</text:p>
      <text:p text:style-name="P3"><text:s/>SortTime <text:s text:c="21"/>5640 <text:s text:c="2"/>1035.89 <text:s text:c="5"/>0.00 <text:s text:c="2"/>1035.89</text:p>
      <text:p text:style-name="P3"><text:s/>SemiStochCommsTime <text:s text:c="11"/>5640 <text:s text:c="3"/>743.46 <text:s text:c="5"/>0.00 <text:s text:c="3"/>743.46</text:p>
      <text:p text:style-name="P3"><text:s/>Compress Sort interface <text:s text:c="6"/>5640 <text:s text:c="3"/>691.79 <text:s text:c="5"/>0.00 <text:s text:c="3"/>691.79</text:p>
      <text:p text:style-name="P3"><text:s/>TrialInitTime <text:s text:c="19"/>1 <text:s text:c="3"/>349.62 <text:s text:c="5"/>0.00 <text:s text:c="3"/>349.62</text:p>
      <text:p text:style-name="P3"><text:s/>- - - - - - - - - - - - - - - - - - - - - - - - - - - - - - - -</text:p>
      <text:p text:style-name="P3"><text:s/>Total <text:s text:c="29"/>165337.03 <text:s text:c="5"/>0.00 165337.03</text:p>
      <text:p text:style-name="P3"/>
      <text:p text:style-name="P3"><text:s/>Global CPU time <text:s text:c="4"/>165889.62</text:p>
      <text:p text:style-name="P3"><text:s/>Global system time <text:s text:c="6"/>0.00</text:p>
      <text:p text:style-name="P3"><text:s/>Global total time <text:s text:c="2"/>165889.62</text:p>
      <text:p text:style-name="P3"><text:s/>================================================================</text:p>
      <text:p text:style-name="P3"><text:s/>Calculation ended 08/11/2018 at 20:53:58</text:p>
      <text:p text:style-name="P3"><text:s/>================================================================</text:p>
      <text:p text:style-name="P5">165889.62-349.62-2307.38-5323.56<text:span text:style-name="T28">=157909.06 (walkerTime + SyncTime)</text:span></text:p>
      <text:p text:style-name="P3"/>
      <text:p text:style-name="P9">Switch to calcrdmonfly every 10 iterations:</text:p>
      <text:p text:style-name="P3"/>
      <text:p text:style-name="P3"><text:s/>Procedure <text:s text:c="19"/>Calls <text:s text:c="6"/>CPU <text:s text:c="3"/>system <text:s text:c="4"/>total</text:p>
      <text:p text:style-name="P3"><text:s/>- - - - - - - - - - - - - - - - - - - - - - - - - - - - - - - -</text:p>
      <text:p text:style-name="P3"><text:s/>WalkerTime <text:s text:c="19"/><text:span text:style-name="T4">9720</text:span> 131810.58 <text:s text:c="5"/>0.00 131810.58</text:p>
      <text:p text:style-name="P3"><text:s/>AnnMainTime <text:s text:c="18"/>9720 <text:s text:c="2"/>9357.87 <text:s text:c="5"/>0.00 <text:s text:c="2"/>9357.87</text:p>
      <text:p text:style-name="P3"><text:s/>SyncTime <text:s text:c="20"/>20008 <text:s text:c="2"/>7889.78 <text:s text:c="5"/>0.00 <text:s text:c="2"/>7889.78</text:p>
      <text:p text:style-name="P3"><text:s/>NECICUBE <text:s text:c="24"/>1 <text:s text:c="2"/>7468.16 <text:s text:c="5"/>0.00 <text:s text:c="2"/>7468.16</text:p>
      <text:p text:style-name="P3"><text:s/>POPS-write <text:s text:c="22"/>1 <text:s text:c="2"/>2278.44 <text:s text:c="5"/>0.00 <text:s text:c="2"/>2278.44</text:p>
      <text:p text:style-name="P3"><text:s/>CommsTime <text:s text:c="20"/>9720 <text:s text:c="2"/>1805.77 <text:s text:c="5"/>0.00 <text:s text:c="2"/>1805.77</text:p>
      <text:p text:style-name="P3"><text:s/>SortTime <text:s text:c="21"/>9720 <text:s text:c="2"/>1782.98 <text:s text:c="5"/>0.00 <text:s text:c="2"/>1782.98</text:p>
      <text:p text:style-name="P3"><text:s/>Compress Sort interface <text:s text:c="6"/>9720 <text:s text:c="2"/>1191.80 <text:s text:c="5"/>0.00 <text:s text:c="2"/>1191.80</text:p>
      <text:p text:style-name="P3"><text:s/>SemiStochCommsTime <text:s text:c="11"/>9720 <text:s text:c="3"/>924.92 <text:s text:c="5"/>0.00 <text:s text:c="3"/>924.92</text:p>
      <text:p text:style-name="P3"><text:s/>TrialInitTime <text:s text:c="19"/>1 <text:s text:c="3"/>349.22 <text:s text:c="5"/>0.00 <text:s text:c="3"/>349.22</text:p>
      <text:p text:style-name="P3"><text:s/>- - - - - - - - - - - - - - - - - - - - - - - - - - - - - - - -</text:p>
      <text:p text:style-name="P3"><text:s/>Total <text:s text:c="29"/>164859.50 <text:s text:c="5"/>0.00 164859.50</text:p>
      <text:p text:style-name="P3"/>
      <text:p text:style-name="P3"><text:s/>Global CPU time <text:s text:c="4"/>165598.38</text:p>
      <text:p text:style-name="P3"><text:s/>Global system time <text:s text:c="6"/>0.00</text:p>
      <text:p text:style-name="P3"><text:s/>Global total time <text:s text:c="2"/>165598.38</text:p>
      <text:p text:style-name="P3"><text:s/>================================================================</text:p>
      <text:p text:style-name="P3"><text:s/>Calculation ended 10/11/2018 at 18:56:53</text:p>
      <text:p text:style-name="P3"><text:s/>================================================================</text:p>
      <text:p text:style-name="P3"/>
      <text:p text:style-name="P10">Switch to calcrdmonfly every <text:span text:style-name="T7">5</text:span> iterations:</text:p>
      <text:p text:style-name="P3"/>
      <text:p text:style-name="P6"><text:s/>Procedure <text:s text:c="19"/>Calls <text:s text:c="6"/>CPU <text:s text:c="3"/>system <text:s text:c="4"/>total</text:p>
      <text:p text:style-name="P6"><text:s/>- - - - - - - - - - - - - - - - - - - - - - - - - - - - - - - -</text:p>
      <text:p text:style-name="P6"><text:s/>WalkerTime <text:s text:c="19"/><text:span text:style-name="T4">9020</text:span> 133342.61 <text:s text:c="5"/>0.00 133342.61</text:p>
      <text:p text:style-name="P6"><text:s/>AnnMainTime <text:s text:c="18"/>9020 <text:s text:c="2"/>8991.71 <text:s text:c="5"/>0.00 <text:s text:c="2"/>8991.71</text:p>
      <text:p text:style-name="P6"><text:s/>NECICUBE <text:s text:c="24"/>1 <text:s text:c="2"/>7527.88 <text:s text:c="5"/>0.00 <text:s text:c="2"/>7527.88</text:p>
      <text:p text:style-name="P6"><text:s/>SyncTime <text:s text:c="20"/>18608 <text:s text:c="2"/>7075.01 <text:s text:c="5"/>0.00 <text:s text:c="2"/>7075.01</text:p>
      <text:p text:style-name="P6"><text:s/>POPS-write <text:s text:c="22"/>1 <text:s text:c="2"/>2339.47 <text:s text:c="5"/>0.00 <text:s text:c="2"/>2339.47</text:p>
      <text:p text:style-name="P6"><text:s/>CommsTime <text:s text:c="20"/>9020 <text:s text:c="2"/>1685.66 <text:s text:c="5"/>0.00 <text:s text:c="2"/>1685.66</text:p>
      <text:p text:style-name="P6"><text:s/>SortTime <text:s text:c="21"/>9020 <text:s text:c="2"/>1660.15 <text:s text:c="5"/>0.00 <text:s text:c="2"/>1660.15</text:p>
      <text:p text:style-name="P6"><text:s/>Compress Sort interface <text:s text:c="6"/>9020 <text:s text:c="2"/>1106.01 <text:s text:c="5"/>0.00 <text:s text:c="2"/>1106.01</text:p>
      <text:p text:style-name="P6"><text:s/>SemiStochCommsTime <text:s text:c="11"/>9020 <text:s text:c="3"/>954.58 <text:s text:c="5"/>0.00 <text:s text:c="3"/>954.58</text:p>
      <text:p text:style-name="P6"><text:s/>TrialInitTime <text:s text:c="19"/>1 <text:s text:c="3"/>349.27 <text:s text:c="5"/>0.00 <text:s text:c="3"/>349.27</text:p>
      <text:p text:style-name="P6"><text:s/>- - - - - - - - - - - - - - - - - - - - - - - - - - - - - - - -</text:p>
      <text:p text:style-name="P6"><text:s/>Total <text:s text:c="29"/>165032.33 <text:s text:c="5"/>0.00 165032.33</text:p>
      <text:p text:style-name="P6"/>
      <text:p text:style-name="P6"><text:s/>Global CPU time <text:s text:c="4"/>165750.98</text:p>
      <text:p text:style-name="P6"><text:s/>Global system time <text:s text:c="6"/>0.00</text:p>
      <text:p text:style-name="P6"><text:s/>Global total time <text:s text:c="2"/>165750.98</text:p>
      <text:p text:style-name="P6"><text:s/>================================================================</text:p>
      <text:p text:style-name="P6"><text:s/>Calculation ended 12/11/2018 at 17:05:47</text:p>
      <text:p text:style-name="P6"><text:s/>================================================================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3">Without any RDM</text:span><text:span text:style-name="T2">:</text:span></text:p>
      <text:p text:style-name="P7"/>
      <text:p text:style-name="P7"><text:s/>Procedure <text:s text:c="19"/>Calls <text:s text:c="6"/>CPU <text:s text:c="3"/>system <text:s text:c="4"/>total</text:p>
      <text:p text:style-name="P7"><text:s/>- - - - - - - - - - - - - - - - - - - - - - - - - - - - - - - -</text:p>
      <text:p text:style-name="P7"><text:s/>WalkerTime <text:s text:c="18"/><text:span text:style-name="T4">12050</text:span> 146130.98 <text:s text:c="5"/>0.00 146130.98</text:p>
      <text:p text:style-name="P7"><text:s/>SyncTime <text:s text:c="20"/>14389 <text:s text:c="2"/>7810.93 <text:s text:c="5"/>0.00 <text:s text:c="2"/>7810.93</text:p>
      <text:p text:style-name="P7"><text:s/>AnnMainTime <text:s text:c="17"/>12050 <text:s text:c="2"/>2841.18 <text:s text:c="5"/>0.00 <text:s text:c="2"/>2841.18</text:p>
      <text:p text:style-name="P7"><text:s/>POPS-write <text:s text:c="22"/>1 <text:s text:c="2"/>2303.67 <text:s text:c="5"/>0.00 <text:s text:c="2"/>2303.67</text:p>
      <text:p text:style-name="P7"><text:s/>SortTime <text:s text:c="20"/>12050 <text:s text:c="2"/>1959.73 <text:s text:c="5"/>0.00 <text:s text:c="2"/>1959.73</text:p>
      <text:p text:style-name="P7"><text:s/>Compress Sort interface <text:s text:c="5"/>12050 <text:s text:c="2"/>1353.35 <text:s text:c="5"/>0.00 <text:s text:c="2"/>1353.35</text:p>
      <text:p text:style-name="P7"><text:s/>NECICUBE <text:s text:c="24"/>1 <text:s text:c="2"/>1229.64 <text:s text:c="5"/>0.00 <text:s text:c="2"/>1229.64</text:p>
      <text:p text:style-name="P7"><text:s/>CommsTime <text:s text:c="19"/>12050 <text:s text:c="2"/>1129.74 <text:s text:c="5"/>0.00 <text:s text:c="2"/>1129.74</text:p>
      <text:p text:style-name="P7"><text:s/>TrialInitTime <text:s text:c="19"/>1 <text:s text:c="3"/>344.17 <text:s text:c="5"/>0.00 <text:s text:c="3"/>344.17</text:p>
      <text:p text:style-name="P7"><text:s/>POPS-read <text:s text:c="23"/>1 <text:s text:c="3"/>212.91 <text:s text:c="5"/>0.00 <text:s text:c="3"/>212.91</text:p>
      <text:p text:style-name="P7"><text:s/>- - - - - - - - - - - - - - - - - - - - - - - - - - - - - - - -</text:p>
      <text:p text:style-name="P7"><text:s/>Total <text:s text:c="29"/>165316.30 <text:s text:c="5"/>0.00 165316.30</text:p>
      <text:p text:style-name="P7"/>
      <text:p text:style-name="P7"><text:s/>Global CPU time <text:s text:c="4"/>165537.52</text:p>
      <text:p text:style-name="P7"><text:s/>Global system time <text:s text:c="6"/>0.00</text:p>
      <text:p text:style-name="P7"><text:s/>Global total time <text:s text:c="2"/>165537.52</text:p>
      <text:p text:style-name="P7"><text:s/>================================================================</text:p>
      <text:p text:style-name="P7"><text:s/>Calculation ended 04/11/2018 at 03:57:08</text:p>
      <text:p text:style-name="P7"><text:s/>================================================================</text:p>
      <text:p text:style-name="P33"/>
      <text:p text:style-name="P8"/>
      <text:p text:style-name="P11">N_iterations_without_RDM: <text:s text:c="2"/><text:span text:style-name="T11">12050</text:span><text:span text:style-name="T7"> </text:span>in <text:span text:style-name="T7">165537.52 </text:span>seconds <text:span text:style-name="T8">= </text:span><text:span text:style-name="T14">13.74</text:span><text:span text:style-name="T8"> seconds per iteration</text:span></text:p>
      <text:p text:style-name="P11">N_iterations_RDM_every_10: <text:s text:c="2"/><text:span text:style-name="T10">9720</text:span><text:span text:style-name="T1"> </text:span>in <text:span text:style-name="T1">165598.38 </text:span>seconds <text:span text:style-name="T8">= 17.04 seconds per iteraiton</text:span></text:p>
      <text:p text:style-name="P12">N_iterations_RDM_every_<text:span text:style-name="T8">5</text:span>: <text:s text:c="3"/><text:span text:style-name="T5">9020</text:span><text:span text:style-name="T9"> </text:span>in <text:span text:style-name="T9">165750.98 </text:span>seconds <text:span text:style-name="T8">= 18.38 seconds per iteraiton</text:span></text:p>
      <text:p text:style-name="P13">N_iterations_RDM_every_<text:span text:style-name="T12">1</text:span>: <text:s text:c="3"/><text:span text:style-name="T6">5640</text:span><text:span text:style-name="T9"> </text:span>in <text:span text:style-name="T1">165889.62 </text:span>seconds <text:span text:style-name="T8">= 29.41 seconds per iteraiton</text:span></text:p>
      <text:p text:style-name="P12"/>
      <text:p text:style-name="P17">Every_10: 9720*<text:span text:style-name="T13">13.74</text:span> = 133553 seconds spent on non-RDM. <text:s/><text:span text:style-name="T1">165598-</text:span>133553 = <text:span text:style-name="T19">32045</text:span> seconds spent on RDM</text:p>
      <text:p text:style-name="P21">Every_<text:span text:style-name="T16">5</text:span>: <text:s/>9<text:span text:style-name="T16">0</text:span>20*<text:span text:style-name="T13">13.74</text:span> = <text:span text:style-name="T16">123935</text:span> seconds spent on non-RDM. <text:s/><text:span text:style-name="T9">165750-123935 </text:span>= <text:span text:style-name="T20">41</text:span><text:span text:style-name="T22">815</text:span> seconds spent on RDM</text:p>
      <text:p text:style-name="P23">Every_<text:span text:style-name="T17">1</text:span>: <text:s/><text:span text:style-name="T17">5640</text:span>*<text:span text:style-name="T13">13.74</text:span> = <text:s/><text:span text:style-name="T17">77494 </text:span>seconds spent on non-RDM. <text:s/><text:span text:style-name="T1">165889-77494 <text:s/></text:span>= <text:span text:style-name="T21">88105</text:span><text:span text:style-name="T17"> </text:span>seconds spent on RDM</text:p>
      <text:p text:style-name="P18"/>
      <text:p text:style-name="P19">Every_10: <text:s/><text:span text:style-name="T19">32045</text:span>/9720/<text:span text:style-name="T18">10 = 0.33 seconds per RDM calculation</text:span></text:p>
      <text:p text:style-name="P22">Every_<text:span text:style-name="T18">5</text:span>: <text:s text:c="2"/><text:span text:style-name="T20">41</text:span><text:span text:style-name="T22">815</text:span>/9<text:span text:style-name="T18">0</text:span>20/<text:span text:style-name="T18">5 <text:s/>= 0.93 seconds per RDM calculation </text:span><text:span text:style-name="T30">(why 3x <text:s/>longer than 0.33 ?)</text:span></text:p>
      <text:p text:style-name="P19">Every_<text:span text:style-name="T18">1</text:span>: <text:s text:c="2"/><text:span text:style-name="T21">88</text:span><text:span text:style-name="T23">395</text:span>/<text:span text:style-name="T18">5640</text:span>/<text:span text:style-name="T18">1 <text:s/>= 15.7 seconds per RDM calculation </text:span><text:span text:style-name="T30">(why 45x longer than 0.33 ?)</text:span></text:p>
      <text:p text:style-name="P34"/>
      <text:p text:style-name="P27"/>
      <text:p text:style-name="P31">Re-do above calculation but using WalkerTime instead of Global CPU time:</text:p>
      <text:p text:style-name="P27"/>
      <text:p text:style-name="P15">N_iterations_without_RDM: <text:s text:c="2"/><text:span text:style-name="T11">12050</text:span><text:span text:style-name="T7"> </text:span>in <text:span text:style-name="T7">146130.98 </text:span>seconds <text:span text:style-name="T8">= </text:span><text:span text:style-name="T14">1</text:span><text:span text:style-name="T15">2</text:span><text:span text:style-name="T14">.</text:span><text:span text:style-name="T15">13</text:span><text:span text:style-name="T8"> seconds per iteration</text:span></text:p>
      <text:p text:style-name="P15">N_iterations_RDM_every_10: <text:s text:c="2"/><text:span text:style-name="T10">9720</text:span><text:span text:style-name="T1"> </text:span>in <text:span text:style-name="T1">131810.58 </text:span>seconds <text:span text:style-name="T8">= 13.56 seconds per iteraiton</text:span></text:p>
      <text:p text:style-name="P15">N_iterations_RDM_every_<text:span text:style-name="T8">5</text:span>: <text:s text:c="3"/><text:span text:style-name="T5">9020</text:span><text:span text:style-name="T9"> </text:span>in <text:span text:style-name="T9">133342.61 </text:span>seconds <text:span text:style-name="T8">= 14.78 seconds per iteraiton</text:span></text:p>
      <text:p text:style-name="P16">N_iterations_RDM_every_<text:span text:style-name="T12">1</text:span>: <text:s text:c="3"/><text:span text:style-name="T6">5640</text:span><text:span text:style-name="T9"> </text:span>in <text:span text:style-name="T1">137644.67 seconds = 24.41 seconds per iteraiton</text:span></text:p>
      <text:p text:style-name="P14"/>
      <text:p text:style-name="P24">Every_10: 9720*<text:span text:style-name="T14">1</text:span><text:span text:style-name="T15">2</text:span><text:span text:style-name="T14">.</text:span><text:span text:style-name="T15">13</text:span> = <text:span text:style-name="T32">117903</text:span> seconds spent on non-RDM. <text:s/><text:span text:style-name="T1">131810-117903</text:span> = <text:span text:style-name="T24">13907</text:span> seconds spent on RDM</text:p>
      <text:p text:style-name="P25">Every_<text:span text:style-name="T16">5</text:span>: <text:s/>9<text:span text:style-name="T16">0</text:span>20*<text:span text:style-name="T14">1</text:span><text:span text:style-name="T15">2</text:span><text:span text:style-name="T14">.</text:span><text:span text:style-name="T15">13</text:span> = <text:span text:style-name="T32">109413</text:span> seconds spent on non-RDM. <text:s/><text:span text:style-name="T9">133343-109413 </text:span>= <text:span text:style-name="T25">23930</text:span> seconds spent on RDM</text:p>
      <text:p text:style-name="P26">Every_<text:span text:style-name="T17">1</text:span>: <text:s/><text:span text:style-name="T17">5640</text:span>*<text:span text:style-name="T14">1</text:span><text:span text:style-name="T15">2</text:span><text:span text:style-name="T14">.</text:span><text:span text:style-name="T15">13</text:span> = <text:s/><text:span text:style-name="T32">68413 </text:span>seconds spent on non-RDM. <text:s/><text:span text:style-name="T1">137645-68413 <text:s/></text:span>= <text:span text:style-name="T26">69232</text:span><text:span text:style-name="T17"> </text:span>seconds spent on RDM</text:p>
      <text:p text:style-name="P20"/>
      <text:p text:style-name="P25">Every_10: <text:s/><text:span text:style-name="T24">13907</text:span>/9720/<text:span text:style-name="T18">10 = 0.14 seconds per RDM calculation</text:span></text:p>
      <text:p text:style-name="P20">Every_<text:span text:style-name="T18">5</text:span>: <text:s text:c="2"/><text:span text:style-name="T20">41663</text:span>/9<text:span text:style-name="T18">0</text:span>20/<text:span text:style-name="T18">5 <text:s/>= 0.53 seconds per RDM calculation </text:span><text:span text:style-name="T30">(why 4x <text:s/>longer than 0.</text:span><text:span text:style-name="T31">14</text:span><text:span text:style-name="T30"> ?)</text:span></text:p>
      <text:p text:style-name="P20">Every_<text:span text:style-name="T18">1</text:span>: <text:s text:c="2"/><text:span text:style-name="T27">69232</text:span>/<text:span text:style-name="T18">5640</text:span>/<text:span text:style-name="T18">1 <text:s/>= 12.3 seconds per RDM calculation </text:span><text:span text:style-name="T30">(why 90x longer than 0.</text:span><text:span text:style-name="T31">14</text:span><text:span text:style-name="T30"> ?)</text:span></text:p>
      <text:p text:style-name="P32"/>
      <text:p text:style-name="P28">Furthermore, SyncTime is:</text:p>
      <text:p text:style-name="P28"><text:span text:style-name="T7">7810.93 </text:span>for no-RDM, </text:p>
      <text:p text:style-name="P28"><text:span text:style-name="T1">7889.78 </text:span>for every 10 steps,</text:p>
      <text:p text:style-name="P30">7075.01 <text:span text:style-name="T33">for every 5 steps,</text:span></text:p>
      <text:p text:style-name="P28"><text:span text:style-name="T1">9774.53 </text:span>for every 1 step, <text:s/></text:p>
      <text:p text:style-name="P28"/>
      <text:p text:style-name="P29">so there seems to be no correlation between SyncTime <text:span text:style-name="T34">and </text:span>how often we print RD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51:14.796377598</meta:creation-date>
    <dc:date>2018-11-17T16:17:52.278305780</dc:date>
    <meta:editing-duration>PT1H14M47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3" meta:paragraph-count="181" meta:word-count="999" meta:character-count="7904" meta:non-whitespace-character-count="5532"/>
  </office:meta>
</office:document-meta>
</file>